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3.929cm"/>
    </style:style>
    <style:style style:name="pr6" style:family="presentation" style:parent-style-name="Default-outline1">
      <style:graphic-properties draw:fill-color="#ffffff" draw:auto-grow-height="true" draw:fit-to-size="shrink-to-fit" fo:min-height="17.244cm"/>
    </style:style>
    <style:style style:name="pr7" style:family="presentation" style:parent-style-name="Default-outline1">
      <style:graphic-properties draw:fill-color="#ffffff" draw:auto-grow-height="true" fo:min-height="15.299cm"/>
    </style:style>
    <style:style style:name="pr8" style:family="presentation" style:parent-style-name="Default-outline1">
      <style:graphic-properties draw:fill-color="#ffffff" draw:auto-grow-height="true" fo:min-height="14.656cm"/>
    </style:style>
    <style:style style:name="pr9" style:family="presentation" style:parent-style-name="Default-title">
      <style:graphic-properties draw:fill-color="#ffffff" fo:min-height="3.256cm"/>
    </style:style>
    <style:style style:name="pr10" style:family="presentation" style:parent-style-name="Default-outline1">
      <style:graphic-properties draw:fill-color="#ffffff" fo:min-height="13.609cm"/>
    </style:style>
    <style:style style:name="pr11" style:family="presentation" style:parent-style-name="Default-outline1">
      <style:graphic-properties draw:fill-color="#ffffff" draw:auto-grow-height="true" fo:min-height="14.54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text-properties fo:font-size="17.1000003814697pt"/>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fo:font-size="28pt"/>
    </style:style>
    <style:style style:name="T6" style:family="text">
      <style:text-properties fo:font-size="24pt"/>
    </style:style>
    <style:style style:name="T7"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1">Unzip installation package</text:p>
              </text:list-item>
              <text:list-item>
                <text:p text:style-name="P1">Start Tomcat</text:p>
              </text:list-item>
              <text:list-item>
                <text:p>Browse to <text:a xlink:href="http://localhost:9080/fll-sw/setup/" xlink:type="simple">http://localhost:9080/fll-sw/setup/</text:a></text:p>
                <text:list>
                  <text:list-item>
                    <text:p>Or open bin/fll-sw.html</text:p>
                  </text:list-item>
                </text:list>
              </text:list-item>
              <text:list-item>
                <text:p text:style-name="P1">Choose challenge description or upload database dump</text:p>
                <text:list>
                  <text:list-item>
                    <text:p>The see training/sample-databases/sample8.txt at https://github.com/jpschewe/fll-sw for example databases to test.</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Default-notes" draw:layer="layout" svg:width="15.685cm" svg:height="6.106cm" svg:x="2.95cm" svg:y="13.318cm" presentation:class="notes" presentation:user-transformed="true">
            <draw:text-box>
              <text:p>Starting tomcat is done by running bin/start_tomcat.sh for Linuix/Mac systems and bin/start_tomcat.bat for Windows systems</text:p>
              <text:p/>
              <text:p>In Minnesota there should always be a database dump to upload. </text:p>
              <text:p>You will be prompted to create a new password after initializing the database. This is to prevent others from changing scores. Some tournaments use public networks for the computers.</text:p>
              <text:p>The sample-databases directory has a tournament database in various stages of the competition.</text:p>
              <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 page</text:p>
          </draw:text-box>
        </draw:frame>
        <draw:frame presentation:style-name="pr5"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set event divisions</text:p>
                  </text:list-item>
                </text:list>
              </text:list-item>
              <text:list-item>
                <text:p>Otherwise just set the current tournament</text:p>
              </text:list-item>
              <text:list-item>
                <text:p>Sponsor logos</text:p>
                <text:p/>
                <text:list>
                  <text:list-header>
                    <text:p text:style-name="P1"/>
                  </text:list-header>
                </text:list>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3" draw:text-style-name="P4" draw:layer="layout" svg:width="15.685cm" svg:height="11.68cm" svg:x="2.95cm" svg:y="13.318cm" presentation:class="notes">
            <draw:text-box>
              <text:p text:style-name="P6">In Minnesota there should always be a pre-populated database.</text:p>
              <text:p text:style-name="P6">If you are installing a new version of the software or have been told that the sponsors have changed you'll need to update the sponsor logos in the software. See the directory tomcat/webapps/fll-sw/sponsor_logos. See README.txt in that directory for details about how to create logos.</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Ma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It is sometimes nice to make the font size smaller on the score entry systems to avoid needing to scroll the page.</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 text:style-name="P1">Unused</text:p>
                <text:list>
                  <text:list-item>
                    <text:p>Other page</text:p>
                  </text:list-item>
                  <text:list-item>
                    <text:p>Slide show – in between seeding rounds</text:p>
                    <text:list>
                      <text:list-item>
                        <text:p>Pictures must be loaded on server</text:p>
                      </text:list-item>
                    </text:list>
                  </text:list-item>
                </text:list>
              </text:list-item>
              <text:list-item>
                <text:p text:style-name="P1">Sharing projector with cameras</text:p>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Default-notes" draw:layer="layout" svg:width="15.685cm" svg:height="6.106cm" svg:x="2.95cm" svg:y="13.318cm" presentation:class="notes" presentation:user-transformed="true">
            <draw:text-box>
              <text:p>In Minnesota the slide show is only used at the state tournament and in recent years (after 2013) has been replaced by a presentation put together on another computer.</text:p>
              <text:p/>
              <text:p>If the projector is shared between the computer and the cameras for the performance tables (done at Minnesota state), make sure to have someone dedicated to switch the display inputs.</text:p>
              <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3">after</text:span> judge assignment is <text:span text:style-name="T3">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7" presentation:class="page"/>
          <draw:frame presentation:style-name="Default-notes"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6" draw:text-style-name="P2" draw:layer="layout" svg:width="25.199cm" svg:height="17.244cm" svg:x="1.27cm" svg:y="3.81cm" presentation:class="outline" presentation:user-transformed="true">
          <draw:text-box>
            <text:list text:style-name="L2">
              <text:list-item>
                <text:p text:style-name="P1">Software</text:p>
                <text:list>
                  <text:list-item>
                    <text:p text:style-name="P1">Subject Scoring Application can be downloaded from Main Index</text:p>
                  </text:list-item>
                  <text:list-item>
                    <text:p text:style-name="P1">Java Runtime Environment with JAVA_HOME environment variable</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8" presentation:class="page"/>
          <draw:frame presentation:style-name="Default-notes"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9" presentation:class="page"/>
          <draw:frame presentation:style-name="Default-notes"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4" draw:text-style-name="P5" draw:layer="layout" svg:width="25.199cm" svg:height="13.86cm" svg:x="1.4cm" svg:y="4.914cm" presentation:class="outline" presentation:user-transformed="true">
          <draw:text-box>
            <text:list text:style-name="L2">
              <text:list-item>
                <text:p text:style-name="P1">Check that seeding rounds are complete</text:p>
              </text:list-item>
              <text:list-item>
                <text:p text:style-name="P1">Initializing brackets</text:p>
                <text:list>
                  <text:list-item>
                    <text:p>Select “Use the best score from the seeding rounds” when prompted for bracket sort.</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Default-notes" draw:layer="layout" svg:width="15.685cm" svg:height="1.666cm" svg:x="2.95cm" svg:y="13.318cm" presentation:class="notes" presentation:user-transformed="true">
            <draw:text-box>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layoff Brackets</text:p>
          </draw:text-box>
        </draw:frame>
        <draw:frame presentation:style-name="pr7" draw:text-style-name="P5" draw:layer="layout" svg:width="25.199cm" svg:height="15.299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division and round updated so that active matches are in the left or center column</text:p>
                  </text:list-item>
                  <text:list-item>
                    <text:p text:style-name="P1">Scores/results of 1<text:span text:style-name="T4">st</text:span>/2<text:span text:style-name="T4">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3" draw:text-style-name="P4" draw:layer="layout" svg:width="15.685cm" svg:height="11.68cm" svg:x="2.95cm" svg:y="13.318cm" presentation:class="notes">
            <draw:text-box>
              <text:p text:style-name="P6">When printing the score sheets we have found that using an external PDF viewer works better than the one built into most browsers. This is under the applications option in the preferences. Most of our systems have this already set, but some may not.</text:p>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8" draw:text-style-name="P5" draw:layer="layout" svg:width="25.199cm" svg:height="14.656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9" draw:text-style-name="P2" draw:layer="layout" svg:width="25.199cm" svg:height="3.256cm" svg:x="1.4cm" svg:y="0.962cm" presentation:class="title" presentation:user-transformed="true">
          <draw:text-box>
            <text:p text:style-name="P1">Tournament Reporting (cont.)</text:p>
          </draw:text-box>
        </draw:frame>
        <draw:frame presentation:style-name="pr10" draw:text-style-name="P5" draw:layer="layout" svg:width="25.199cm" svg:height="13.609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office:forms form:automatic-focus="false" form:apply-design-mode="false"/>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ost-tournament Duties</text:p>
          </draw:text-box>
        </draw:frame>
        <draw:frame presentation:style-name="pr11" draw:text-style-name="P5" draw:layer="layout" svg:width="25.199cm" svg:height="14.544cm" svg:x="1.4cm" svg:y="4.914cm" presentation:class="outline" presentation:user-transformed="true">
          <draw:text-box>
            <text:list text:style-name="L2">
              <text:list-item>
                <text:p text:style-name="P1"><text:span text:style-name="T5">Tear down neatly &amp; account for all your stuff</text:span></text:p>
                <text:list>
                  <text:list-item>
                    <text:p text:style-name="P1"><text:span text:style-name="T6">Please keep the printer boxes intact</text:span></text:p>
                  </text:list-item>
                </text:list>
              </text:list-item>
              <text:list-item>
                <text:p text:style-name="P1"><text:span text:style-name="T5">Results should be sent to Jon</text:span></text:p>
                <text:list>
                  <text:list-item>
                    <text:p text:style-name="P1"><text:span text:style-name="T7">Final scores PDF</text:span></text:p>
                  </text:list-item>
                  <text:list-item>
                    <text:p text:style-name="P1"><text:span text:style-name="T7">Categorized scores </text:span></text:p>
                  </text:list-item>
                  <text:list-item>
                    <text:p text:style-name="P1"><text:span text:style-name="T7">Ranking report</text:span></text:p>
                  </text:list-item>
                  <text:list-item>
                    <text:p text:style-name="P1"><text:span text:style-name="T6">Database</text:span></text:p>
                    <text:list>
                      <text:list-item>
                        <text:p text:style-name="P1"><text:span text:style-name="T6">On the Admin page click download database and send resulting file to jpschewe@mtu.net</text:span></text:p>
                      </text:list-item>
                    </text:list>
                  </text:list-item>
                  <text:list-item>
                    <text:p text:style-name="P1"><text:span text:style-name="T6">A USB stick, if available, can be used to do an immediate backup copy before you leave the site.</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Linux_X86_64 LibreOffice_project/00m0$Build-2</meta:generator>
    <meta:initial-creator>Dan Churchill</meta:initial-creator>
    <meta:creation-date>2006-11-29T00:34:04</meta:creation-date>
    <dc:date>2015-10-24T18:04:50.780143514</dc:date>
    <meta:editing-cycles>45</meta:editing-cycles>
    <meta:editing-duration>PT8H29M41S</meta:editing-duration>
    <meta:print-date>2015-10-24T17:53:23.399269018</meta:print-date>
    <meta:document-statistic meta:object-count="83"/>
    <meta:user-defined meta:name="Info 1"/>
    <meta:user-defined meta:name="Info 2"/>
    <meta:user-defined meta:name="Info 3"/>
    <meta:user-defined meta:name="Info 4"/>
  </office:meta>
</office:document-meta>
</file>